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r_italic" style:family="text">
      <style:text-properties fo:font-style="italic" style:font-style-asian="italic" style:font-style-complex="italic"/>
    </style:style>
    <style:style style:name="mr_bold" style:family="text">
      <style:text-properties fo:font-weight="bold" style:font-weight-asian="bold" style:font-weight-complex="bold"/>
    </style:style>
    <style:style style:name="mr_underline" style:family="text">
      <style:text-properties style:text-underline-style="solid" style:text-underline-width="auto" style:text-underline-color="font-color"/>
    </style:style>
    <style:style style:name="mr_strike" style:family="text">
      <style:text-properties style:text-line-through-style="solid"/>
    </style:style>
    <style:style style:name="co1" style:family="table-column">
      <style:table-column-properties fo:break-before="auto" style:column-width="3.1134in"/>
    </style:style>
    <style:style style:name="co2" style:family="table-column">
      <style:table-column-properties fo:break-before="auto" style:column-width="1.5091in"/>
    </style:style>
    <style:style style:name="co3" style:family="table-column">
      <style:table-column-properties fo:break-before="auto" style:column-width="4.271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4d1"/>
      <style:text-properties fo:color="#ffffff"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</office:automatic-styles>
  <office:body>
    <office:spreadsheet>
      <table:table table:name="Element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3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wner</text:p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Element<text:s text:c="1"/>Value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Instance<text:s text:c="1"/>Specification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Element<text:s text:c="1"/>Value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> </text:p>
          </table:table-cell>
          <table:table-cell office:value-type="string">
            <text:p>Slot</text:p>
          </table:table-cell>
          <table:table-cell office:value-type="string">
            <text:p> </text:p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Instance<text:s text:c="1"/>Specification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Element<text:s text:c="1"/>Value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> </text:p>
          </table:table-cell>
          <table:table-cell office:value-type="string">
            <text:p>Connector<text:s text:c="1"/>End</text:p>
          </table:table-cell>
          <table:table-cell office:value-type="string">
            <text:p> </text:p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Element<text:s text:c="1"/>Value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> </text:p>
          </table:table-cell>
          <table:table-cell office:value-type="string">
            <text:p>Slot</text:p>
          </table:table-cell>
          <table:table-cell office:value-type="string">
            <text:p> </text:p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Element<text:s text:c="1"/>Value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> </text:p>
          </table:table-cell>
          <table:table-cell office:value-type="string">
            <text:p>Connector<text:s text:c="1"/>End</text:p>
          </table:table-cell>
          <table:table-cell office:value-type="string">
            <text:p> </text:p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Element<text:s text:c="1"/>Value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> </text:p>
          </table:table-cell>
          <table:table-cell office:value-type="string">
            <text:p>Slot</text:p>
          </table:table-cell>
          <table:table-cell office:value-type="string">
            <text:p> </text:p>
          </table:table-cell>
          <table:table-cell table:number-columns-repeated="253"/>
        </table:table-row>
        <table:table-row table:style-name="ro2">
          <table:table-cell office:value-type="string">
            <text:p> </text:p>
          </table:table-cell>
          <table:table-cell office:value-type="string">
            <text:p>Connector<text:s text:c="1"/>End</text:p>
          </table:table-cell>
          <table:table-cell office:value-type="string">
            <text:p> </text:p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Instance<text:s text:c="1"/>Specification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Element<text:s text:c="1"/>Value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Instance<text:s text:c="1"/>Specification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> </text:p>
          </table:table-cell>
          <table:table-cell office:value-type="string">
            <text:p>Slot</text:p>
          </table:table-cell>
          <table:table-cell office:value-type="string">
            <text:p> </text:p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Connector</text:p>
          </table:table-cell>
          <table:table-cell office:value-type="string">
            <text:p>Tank<text:s text:c="1"/>control::Tack<text:s text:c="1"/>control<text:s text:c="1"/>Local<text:s text:c="1"/>cloud::TankControl-LocalCloud_DesignDescription::</text:p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Connector</text:p>
          </table:table-cell>
          <table:table-cell office:value-type="string">
            <text:p>Tank<text:s text:c="1"/>control::Tack<text:s text:c="1"/>control<text:s text:c="1"/>Local<text:s text:c="1"/>cloud::TankControl-LocalCloud_DesignDescription::</text:p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Element<text:s text:c="1"/>Value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> </text:p>
          </table:table-cell>
          <table:table-cell office:value-type="string">
            <text:p>Connector<text:s text:c="1"/>End</text:p>
          </table:table-cell>
          <table:table-cell office:value-type="string">
            <text:p> </text:p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Element<text:s text:c="1"/>Value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> </text:p>
          </table:table-cell>
          <table:table-cell office:value-type="string">
            <text:p>Slot</text:p>
          </table:table-cell>
          <table:table-cell office:value-type="string">
            <text:p> </text:p>
          </table:table-cell>
          <table:table-cell table:number-columns-repeated="253"/>
        </table:table-row>
        <table:table-row table:style-name="ro2">
          <table:table-cell office:value-type="string">
            <text:p> </text:p>
          </table:table-cell>
          <table:table-cell office:value-type="string">
            <text:p>Connector<text:s text:c="1"/>End</text:p>
          </table:table-cell>
          <table:table-cell office:value-type="string">
            <text:p> </text:p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Instance<text:s text:c="1"/>Specification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> </text:p>
          </table:table-cell>
          <table:table-cell office:value-type="string">
            <text:p>Slot</text:p>
          </table:table-cell>
          <table:table-cell office:value-type="string">
            <text:p> </text:p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Element<text:s text:c="1"/>Value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> </text:p>
          </table:table-cell>
          <table:table-cell office:value-type="string">
            <text:p>Slot</text:p>
          </table:table-cell>
          <table:table-cell office:value-type="string">
            <text:p> </text:p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Instance<text:s text:c="1"/>Specification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> </text:p>
          </table:table-cell>
          <table:table-cell office:value-type="string">
            <text:p>Connector<text:s text:c="1"/>End</text:p>
          </table:table-cell>
          <table:table-cell office:value-type="string">
            <text:p> </text:p>
          </table:table-cell>
          <table:table-cell table:number-columns-repeated="253"/>
        </table:table-row>
        <table:table-row table:style-name="ro2">
          <table:table-cell office:value-type="string">
            <text:p> </text:p>
          </table:table-cell>
          <table:table-cell office:value-type="string">
            <text:p>Connector<text:s text:c="1"/>End</text:p>
          </table:table-cell>
          <table:table-cell office:value-type="string">
            <text:p> </text:p>
          </table:table-cell>
          <table:table-cell table:number-columns-repeated="253"/>
        </table:table-row>
        <table:table-row table:style-name="ro2">
          <table:table-cell office:value-type="string">
            <text:p> </text:p>
          </table:table-cell>
          <table:table-cell office:value-type="string">
            <text:p>Connector<text:s text:c="1"/>End</text:p>
          </table:table-cell>
          <table:table-cell office:value-type="string">
            <text:p> </text:p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Instance<text:s text:c="1"/>Specification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Element<text:s text:c="1"/>Value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Element<text:s text:c="1"/>Value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Element<text:s text:c="1"/>Value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> </text:p>
          </table:table-cell>
          <table:table-cell office:value-type="string">
            <text:p>Slot</text:p>
          </table:table-cell>
          <table:table-cell office:value-type="string">
            <text:p> </text:p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Element<text:s text:c="1"/>Value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> </text:p>
          </table:table-cell>
          <table:table-cell office:value-type="string">
            <text:p>Slot</text:p>
          </table:table-cell>
          <table:table-cell office:value-type="string">
            <text:p> </text:p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Element<text:s text:c="1"/>Value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> </text:p>
          </table:table-cell>
          <table:table-cell office:value-type="string">
            <text:p>Slot</text:p>
          </table:table-cell>
          <table:table-cell office:value-type="string">
            <text:p> </text:p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Instance<text:s text:c="1"/>Specification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Element<text:s text:c="1"/>Value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> </text:p>
          </table:table-cell>
          <table:table-cell office:value-type="string">
            <text:p>Connector<text:s text:c="1"/>End</text:p>
          </table:table-cell>
          <table:table-cell office:value-type="string">
            <text:p> </text:p>
          </table:table-cell>
          <table:table-cell table:number-columns-repeated="253"/>
        </table:table-row>
        <table:table-row table:style-name="ro2">
          <table:table-cell office:value-type="string">
            <text:p> </text:p>
          </table:table-cell>
          <table:table-cell office:value-type="string">
            <text:p>Connector<text:s text:c="1"/>End</text:p>
          </table:table-cell>
          <table:table-cell office:value-type="string">
            <text:p> </text:p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Element<text:s text:c="1"/>Value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Element<text:s text:c="1"/>Value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Element<text:s text:c="1"/>Value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Element<text:s text:c="1"/>Value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Element<text:s text:c="1"/>Value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> </text:p>
          </table:table-cell>
          <table:table-cell office:value-type="string">
            <text:p>Connector<text:s text:c="1"/>End</text:p>
          </table:table-cell>
          <table:table-cell office:value-type="string">
            <text:p> </text:p>
          </table:table-cell>
          <table:table-cell table:number-columns-repeated="253"/>
        </table:table-row>
        <table:table-row table:style-name="ro2">
          <table:table-cell office:value-type="string">
            <text:p> </text:p>
          </table:table-cell>
          <table:table-cell office:value-type="string">
            <text:p>Connector<text:s text:c="1"/>End</text:p>
          </table:table-cell>
          <table:table-cell office:value-type="string">
            <text:p> </text:p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Connector</text:p>
          </table:table-cell>
          <table:table-cell office:value-type="string">
            <text:p>Tank<text:s text:c="1"/>control::Tack<text:s text:c="1"/>control<text:s text:c="1"/>Local<text:s text:c="1"/>cloud::TankControl-LocalCloud_DesignDescription::</text:p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Instance<text:s text:c="1"/>Specification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Element<text:s text:c="1"/>Value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Instance<text:s text:c="1"/>Specification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> </text:p>
          </table:table-cell>
          <table:table-cell office:value-type="string">
            <text:p>Connector<text:s text:c="1"/>End</text:p>
          </table:table-cell>
          <table:table-cell office:value-type="string">
            <text:p> </text:p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Element<text:s text:c="1"/>Value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Element<text:s text:c="1"/>Value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Instance<text:s text:c="1"/>Specification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Connector</text:p>
          </table:table-cell>
          <table:table-cell office:value-type="string">
            <text:p>Tank<text:s text:c="1"/>control::Tack<text:s text:c="1"/>control<text:s text:c="1"/>Local<text:s text:c="1"/>cloud::TankControl-LocalCloud_DesignDescription::</text:p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Connector</text:p>
          </table:table-cell>
          <table:table-cell office:value-type="string">
            <text:p>Tank<text:s text:c="1"/>control::Tack<text:s text:c="1"/>control<text:s text:c="1"/>Local<text:s text:c="1"/>cloud::TankControl-LocalCloud_DesignDescription::</text:p>
          </table:table-cell>
          <table:table-cell table:number-columns-repeated="253"/>
        </table:table-row>
        <table:table-row table:style-name="ro2">
          <table:table-cell office:value-type="string">
            <text:p> </text:p>
          </table:table-cell>
          <table:table-cell office:value-type="string">
            <text:p>Slot</text:p>
          </table:table-cell>
          <table:table-cell office:value-type="string">
            <text:p> </text:p>
          </table:table-cell>
          <table:table-cell table:number-columns-repeated="253"/>
        </table:table-row>
        <table:table-row table:style-name="ro2">
          <table:table-cell office:value-type="string">
            <text:p> </text:p>
          </table:table-cell>
          <table:table-cell office:value-type="string">
            <text:p>Slot</text:p>
          </table:table-cell>
          <table:table-cell office:value-type="string">
            <text:p> </text:p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Element<text:s text:c="1"/>Value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Connector</text:p>
          </table:table-cell>
          <table:table-cell office:value-type="string">
            <text:p>Tank<text:s text:c="1"/>control::Tack<text:s text:c="1"/>control<text:s text:c="1"/>Local<text:s text:c="1"/>cloud::TankControl-LocalCloud_DesignDescription::</text:p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Element<text:s text:c="1"/>Value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Instance<text:s text:c="1"/>Specification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Instance<text:s text:c="1"/>Specification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Connector</text:p>
          </table:table-cell>
          <table:table-cell office:value-type="string">
            <text:p>Tank<text:s text:c="1"/>control::Tack<text:s text:c="1"/>control<text:s text:c="1"/>Local<text:s text:c="1"/>cloud::TankControl-LocalCloud_DesignDescription::</text:p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Instance<text:s text:c="1"/>Specification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> </text:p>
          </table:table-cell>
          <table:table-cell office:value-type="string">
            <text:p>Connector<text:s text:c="1"/>End</text:p>
          </table:table-cell>
          <table:table-cell office:value-type="string">
            <text:p> </text:p>
          </table:table-cell>
          <table:table-cell table:number-columns-repeated="253"/>
        </table:table-row>
        <table:table-row table:style-name="ro2">
          <table:table-cell office:value-type="string">
            <text:p> </text:p>
          </table:table-cell>
          <table:table-cell office:value-type="string">
            <text:p>Slot</text:p>
          </table:table-cell>
          <table:table-cell office:value-type="string">
            <text:p> </text:p>
          </table:table-cell>
          <table:table-cell table:number-columns-repeated="253"/>
        </table:table-row>
        <table:table-row table:style-name="ro2">
          <table:table-cell office:value-type="string">
            <text:p> </text:p>
          </table:table-cell>
          <table:table-cell office:value-type="string">
            <text:p>Slot</text:p>
          </table:table-cell>
          <table:table-cell office:value-type="string">
            <text:p> </text:p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Element<text:s text:c="1"/>Value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>
          <table:table-cell office:value-type="string">
            <text:p/>
          </table:table-cell>
          <table:table-cell office:value-type="string">
            <text:p>Element<text:s text:c="1"/>Value</text:p>
          </table:table-cell>
          <table:table-cell office:value-type="string">
            <text:p/>
          </table:table-cell>
          <table:table-cell table:number-columns-repeated="253"/>
        </table:table-row>
        <table:table-row table:style-name="ro2" table:number-rows-repeated="65533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Elements.A1:Elements.C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style style:name="mr_italic" style:family="text">
      <style:text-properties fo:font-style="italic" style:font-style-asian="italic" style:font-style-complex="italic"/>
    </style:style>
    <style:style style:name="mr_bold" style:family="text">
      <style:text-properties fo:font-weight="bold" style:font-weight-asian="bold" style:font-weight-complex="bold"/>
    </style:style>
    <style:style style:name="mr_underline" style:family="text">
      <style:text-properties style:text-underline-style="solid" style:text-underline-width="auto" style:text-underline-color="font-color"/>
    </style:style>
    <style:style style:name="mr_strike" style:family="text">
      <style:text-properties style:text-line-through-style="solid"/>
    </style: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6/28/2016</text:date>, <text:time>15:3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'1.0' encoding='UTF-8'?>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<office:meta><meta:generator>OpenOffice/4.0.0 OpenOffice.org_project/400m3</meta:generator><dc:title>Element<text:s text:c="1"/>Table</dc:title><meta:initial-creator>Kong</meta:initial-creator><meta:creation-date>2008-05-23T10:24:45</meta:creation-date><dc:date>2016-06-28T15:30:50.41</dc:date><meta:editing-cycles>35</meta:editing-cycles><meta:editing-duration>PT23M</meta:editing-duration><meta:document-statistic meta:table-count="1" meta:cell-count="6" meta:object-count="0"></meta:document-statistic><meta:user-defined meta:name="Author">No<text:s text:c="1"/>Magic</meta:user-defined><meta:user-defined meta:name="Info 2"></meta:user-defined><meta:user-defined meta:name="Info 3"></meta:user-defined><meta:user-defined meta:name="Info 4"></meta:user-defined></office:meta></office:document-meta>
</file>